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762" officeooo:paragraph-rsid="000057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4/10/2019 – Game created, Repository created , background and main character displaye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10-24T17:22:15.764000000</dc:date>
    <meta:editing-duration>PT43S</meta:editing-duration>
    <meta:editing-cycles>1</meta:editing-cycles>
    <meta:document-statistic meta:table-count="0" meta:image-count="0" meta:object-count="0" meta:page-count="1" meta:paragraph-count="1" meta:word-count="11" meta:character-count="87" meta:non-whitespace-character-count="76"/>
  </office:meta>
</office:document-meta>
</file>